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e2ca" officeooo:paragraph-rsid="000de2ca"/>
    </style:style>
    <style:style style:name="P2" style:family="paragraph" style:parent-style-name="Standard">
      <style:text-properties officeooo:rsid="000de2ca" officeooo:paragraph-rsid="000fe12c"/>
    </style:style>
    <style:style style:name="P3" style:family="paragraph" style:parent-style-name="Standard">
      <style:text-properties officeooo:rsid="000de2ca" officeooo:paragraph-rsid="0011348f"/>
    </style:style>
    <style:style style:name="P4" style:family="paragraph" style:parent-style-name="Standard">
      <style:text-properties officeooo:rsid="000fe12c" officeooo:paragraph-rsid="000fe12c"/>
    </style:style>
    <style:style style:name="P5" style:family="paragraph" style:parent-style-name="Standard">
      <style:text-properties officeooo:rsid="000f08ab" officeooo:paragraph-rsid="000f08ab"/>
    </style:style>
    <style:style style:name="P6" style:family="paragraph" style:parent-style-name="Standard" style:list-style-name="L1">
      <style:text-properties officeooo:rsid="000fe12c" officeooo:paragraph-rsid="000fe12c"/>
    </style:style>
    <style:style style:name="P7" style:family="paragraph" style:parent-style-name="Standard" style:list-style-name="L4">
      <style:text-properties officeooo:rsid="000fe12c" officeooo:paragraph-rsid="000fe12c"/>
    </style:style>
    <style:style style:name="P8" style:family="paragraph" style:parent-style-name="Standard" style:list-style-name="L9">
      <style:text-properties officeooo:rsid="000fe12c" officeooo:paragraph-rsid="000fe12c"/>
    </style:style>
    <style:style style:name="P9" style:family="paragraph" style:parent-style-name="Standard" style:list-style-name="L1">
      <style:text-properties officeooo:rsid="000de2ca" officeooo:paragraph-rsid="000de2ca"/>
    </style:style>
    <style:style style:name="P10" style:family="paragraph" style:parent-style-name="Standard" style:list-style-name="L2">
      <style:text-properties officeooo:rsid="000de2ca" officeooo:paragraph-rsid="000de2ca"/>
    </style:style>
    <style:style style:name="P11" style:family="paragraph" style:parent-style-name="Standard" style:list-style-name="L3">
      <style:text-properties officeooo:rsid="000de2ca" officeooo:paragraph-rsid="000de2ca"/>
    </style:style>
    <style:style style:name="P12" style:family="paragraph" style:parent-style-name="Standard" style:list-style-name="L3">
      <style:text-properties officeooo:rsid="000de2ca" officeooo:paragraph-rsid="000fe12c"/>
    </style:style>
    <style:style style:name="P13" style:family="paragraph" style:parent-style-name="Standard" style:list-style-name="L4">
      <style:text-properties officeooo:rsid="000de2ca" officeooo:paragraph-rsid="000fe12c"/>
    </style:style>
    <style:style style:name="P14" style:family="paragraph" style:parent-style-name="Standard" style:list-style-name="L5">
      <style:text-properties officeooo:rsid="000de2ca" officeooo:paragraph-rsid="0011348f"/>
    </style:style>
    <style:style style:name="P15" style:family="paragraph" style:parent-style-name="Standard" style:list-style-name="L6">
      <style:text-properties officeooo:rsid="000de2ca" officeooo:paragraph-rsid="000de2ca"/>
    </style:style>
    <style:style style:name="P16" style:family="paragraph" style:parent-style-name="Standard" style:list-style-name="L7">
      <style:text-properties officeooo:rsid="000de2ca" officeooo:paragraph-rsid="0011348f"/>
    </style:style>
    <style:style style:name="P17" style:family="paragraph" style:parent-style-name="Standard" style:list-style-name="L7">
      <style:text-properties officeooo:rsid="0011348f" officeooo:paragraph-rsid="0011348f"/>
    </style:style>
    <style:style style:name="P18" style:family="paragraph" style:parent-style-name="Standard" style:list-style-name="L8">
      <style:text-properties officeooo:rsid="0011348f" officeooo:paragraph-rsid="0011348f"/>
    </style:style>
    <style:style style:name="P19" style:family="paragraph" style:parent-style-name="Standard">
      <style:paragraph-properties fo:text-align="center" style:justify-single-word="false"/>
      <style:text-properties style:text-underline-style="none" fo:font-weight="bold" officeooo:rsid="000de2ca" officeooo:paragraph-rsid="000de2ca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style:text-underline-style="none" fo:font-weight="bold" officeooo:rsid="0011f367" officeooo:paragraph-rsid="0011f367" style:font-weight-asian="bold" style:font-weight-complex="bold"/>
    </style:style>
    <style:style style:name="T1" style:family="text">
      <style:text-properties officeooo:rsid="000fe12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e12c" style:font-weight-asian="normal" style:font-weight-complex="normal"/>
    </style:style>
    <style:style style:name="T4" style:family="text">
      <style:text-properties officeooo:rsid="0011348f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9">Project <text:span text:style-name="T4">Work Plan</text:span></text:p>
      <text:p text:style-name="P20">Title:Job Application</text:p>
      <text:p text:style-name="P20">KAZIRO App</text:p>
      <text:p text:style-name="P1"><text:span text:style-name="T4">W</text:span>eek 1</text:p>
      <text:list xml:id="list3814146519" text:style-name="L1">
        <text:list-item>
          <text:p text:style-name="P6">Identification of a problem</text:p>
        </text:list-item>
        <text:list-item>
          <text:p text:style-name="P9">Title submission</text:p>
          <text:p text:style-name="P9"/>
        </text:list-item>
      </text:list>
      <text:p text:style-name="P1"><text:span text:style-name="T4">W</text:span>eek 2</text:p>
      <text:list xml:id="list3278553887" text:style-name="L2">
        <text:list-item>
          <text:p text:style-name="P10">Project abstract presentation</text:p>
        </text:list-item>
        <text:list-item>
          <text:p text:style-name="P10">Modification of the general Overview of the project abstract</text:p>
          <text:p text:style-name="P10"/>
        </text:list-item>
      </text:list>
      <text:p text:style-name="P1"><text:span text:style-name="T4">W</text:span>eek 3</text:p>
      <text:list xml:id="list3476919347" text:style-name="L3">
        <text:list-item>
          <text:p text:style-name="P11">project planning </text:p>
        </text:list-item>
        <text:list-item>
          <text:p text:style-name="P12">Requirement <text:s/><text:span text:style-name="T1">gathering and </text:span>analysis</text:p>
        </text:list-item>
      </text:list>
      <text:p text:style-name="P2"/>
      <text:p text:style-name="P1"><text:span text:style-name="T4">We</text:span>ek 4</text:p>
      <text:list xml:id="list4276131899" text:style-name="L4">
        <text:list-item>
          <text:p text:style-name="P13"><text:span text:style-name="T1">P</text:span>roject design</text:p>
        </text:list-item>
        <text:list-item>
          <text:p text:style-name="P7">Prepare General software layout</text:p>
          <text:p text:style-name="P7"/>
        </text:list-item>
      </text:list>
      <text:p text:style-name="P1"><text:span text:style-name="T4">W</text:span>eek 5 – <text:span text:style-name="T1">week 6</text:span></text:p>
      <text:list xml:id="list1095189055" text:style-name="L5">
        <text:list-item>
          <text:p text:style-name="P14"><text:span text:style-name="T3">D</text:span><text:span text:style-name="T2">evelopment </text:span>&amp; implementation</text:p>
        </text:list-item>
      </text:list>
      <text:p text:style-name="P3"><text:tab/><text:tab/><text:tab/><text:tab/><text:tab/><text:tab/><text:tab/><text:tab/><text:tab/><text:tab/></text:p>
      <text:p text:style-name="P1"><text:span text:style-name="T4">W</text:span>eek 7</text:p>
      <text:list xml:id="list1819914119" text:style-name="L6">
        <text:list-item>
          <text:p text:style-name="P15"><text:span text:style-name="T1">T</text:span>esting &amp; deployment </text:p>
        </text:list-item>
      </text:list>
      <text:p text:style-name="P1"/>
      <text:p text:style-name="P1"><text:span text:style-name="T4">W</text:span>eek 8</text:p>
      <text:list xml:id="list1400078647" text:style-name="L7">
        <text:list-item>
          <text:p text:style-name="P17">Release initial version of the KAZIRO app </text:p>
        </text:list-item>
        <text:list-item>
          <text:p text:style-name="P16"><text:span text:style-name="T4">M</text:span>aintenance</text:p>
        </text:list-item>
      </text:list>
      <text:p text:style-name="P3"/>
      <text:p text:style-name="P5"><text:span text:style-name="T4">W</text:span>eek9 - <text:span text:style-name="T1">week 10</text:span></text:p>
      <text:list xml:id="list158486386" text:style-name="L8">
        <text:list-item>
          <text:p text:style-name="P18">Release the final version of the KAZIRO app</text:p>
        </text:list-item>
        <text:list-item>
          <text:p text:style-name="P18">Final testing and prepare final documentation</text:p>
        </text:list-item>
      </text:list>
      <text:p text:style-name="P4"/>
      <text:p text:style-name="P4"><text:span text:style-name="T4">W</text:span>eek 11</text:p>
      <text:list xml:id="list391048434" text:style-name="L9">
        <text:list-item>
          <text:p text:style-name="P8">Submit the final project with its document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bullet text:level="1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Character_5f_20_5f_style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Character_5f_20_5f_style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5:51:51.463127593</meta:creation-date>
    <dc:date>2019-04-11T20:43:26.026043332</dc:date>
    <meta:editing-duration>PT9M34S</meta:editing-duration>
    <meta:editing-cycles>3</meta:editing-cycles>
    <meta:generator>LibreOffice/6.2.2.2$Linux_X86_64 LibreOffice_project/20$Build-2</meta:generator>
    <meta:document-statistic meta:table-count="0" meta:image-count="0" meta:object-count="0" meta:page-count="1" meta:paragraph-count="31" meta:word-count="112" meta:character-count="615" meta:non-whitespace-character-count="533"/>
  </office:meta>
</office:document-meta>
</file>